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1" svg:font-family="'Liberation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19540"/>
    </style:style>
    <style:style style:name="P2" style:family="paragraph" style:parent-style-name="Text_20_body">
      <style:paragraph-properties fo:text-align="center" style:justify-single-word="false"/>
      <style:text-properties officeooo:paragraph-rsid="00119540"/>
    </style:style>
    <style:style style:name="P3" style:family="paragraph" style:parent-style-name="Text_20_body">
      <style:paragraph-properties fo:text-align="center" style:justify-single-word="false"/>
      <style:text-properties officeooo:paragraph-rsid="001741f4"/>
    </style:style>
    <style:style style:name="P4" style:family="paragraph" style:parent-style-name="Text_20_body">
      <style:paragraph-properties fo:text-align="start" style:justify-single-word="false"/>
      <style:text-properties officeooo:paragraph-rsid="00119540"/>
    </style:style>
    <style:style style:name="P5" style:family="paragraph" style:parent-style-name="Text_20_body">
      <style:paragraph-properties fo:text-align="start" style:justify-single-word="false"/>
      <style:text-properties officeooo:paragraph-rsid="0012b8b1"/>
    </style:style>
    <style:style style:name="P6" style:family="paragraph" style:parent-style-name="Text_20_body">
      <style:paragraph-properties fo:text-align="center" style:justify-single-word="false"/>
      <style:text-properties officeooo:rsid="0012b8b1" officeooo:paragraph-rsid="0012b8b1"/>
    </style:style>
    <style:style style:name="P7" style:family="paragraph" style:parent-style-name="Text_20_body">
      <style:paragraph-properties fo:text-align="start" style:justify-single-word="false"/>
      <style:text-properties officeooo:rsid="0012b8b1" officeooo:paragraph-rsid="0012b8b1"/>
    </style:style>
    <style:style style:name="P8" style:family="paragraph" style:parent-style-name="Text_20_body">
      <style:paragraph-properties fo:text-align="start" style:justify-single-word="false"/>
      <style:text-properties officeooo:rsid="0012b8b1" officeooo:paragraph-rsid="00143ed6"/>
    </style:style>
    <style:style style:name="P9" style:family="paragraph" style:parent-style-name="Text_20_body">
      <style:paragraph-properties fo:text-align="center" style:justify-single-word="false"/>
      <style:text-properties officeooo:rsid="001639e2" officeooo:paragraph-rsid="001639e2"/>
    </style:style>
    <style:style style:name="P10" style:family="paragraph" style:parent-style-name="Text_20_body">
      <style:paragraph-properties fo:text-align="center" style:justify-single-word="false"/>
      <style:text-properties officeooo:rsid="001639e2" officeooo:paragraph-rsid="001741f4"/>
    </style:style>
    <style:style style:name="P11" style:family="paragraph" style:parent-style-name="Text_20_body">
      <style:paragraph-properties fo:text-align="center" style:justify-single-word="false"/>
      <style:text-properties officeooo:rsid="001741f4" officeooo:paragraph-rsid="001741f4"/>
    </style:style>
    <style:style style:name="P12" style:family="paragraph" style:parent-style-name="Text_20_body">
      <style:paragraph-properties fo:text-align="start" style:justify-single-word="false"/>
      <style:text-properties officeooo:rsid="0018e28a" officeooo:paragraph-rsid="0018e28a"/>
    </style:style>
    <style:style style:name="P13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14" style:family="paragraph" style:parent-style-name="Text_20_body">
      <style:paragraph-properties fo:text-align="center" style:justify-single-word="false"/>
      <style:text-properties officeooo:rsid="00119540" officeooo:paragraph-rsid="00119540"/>
    </style:style>
    <style:style style:name="P15" style:family="paragraph" style:parent-style-name="Text_20_body">
      <style:paragraph-properties fo:text-align="center" style:justify-single-word="false"/>
      <style:text-properties style:use-window-font-color="true" style:font-name="Liberation Serif" fo:font-weight="normal" officeooo:rsid="001c12d8" officeooo:paragraph-rsid="001c12d8" style:font-weight-asian="normal" style:font-weight-complex="normal"/>
    </style:style>
    <style:style style:name="P16" style:family="paragraph" style:parent-style-name="Text_20_body">
      <style:paragraph-properties fo:text-align="center" style:justify-single-word="false"/>
      <style:text-properties officeooo:rsid="001d4a8f" officeooo:paragraph-rsid="001d4a8f"/>
    </style:style>
    <style:style style:name="P17" style:family="paragraph" style:parent-style-name="Text_20_body">
      <style:paragraph-properties fo:text-align="center" style:justify-single-word="false"/>
      <style:text-properties fo:color="#0000ff" style:font-name="Liberation Mono" fo:font-style="italic" fo:font-weight="bold" officeooo:rsid="001d4a8f" officeooo:paragraph-rsid="001d4a8f" style:font-style-asian="italic" style:font-weight-asian="bold" style:font-style-complex="italic" style:font-weight-complex="bold"/>
    </style:style>
    <style:style style:name="P18" style:family="paragraph" style:parent-style-name="Heading_20_1">
      <style:paragraph-properties fo:text-align="center" style:justify-single-word="false"/>
      <style:text-properties officeooo:paragraph-rsid="00119540"/>
    </style:style>
    <style:style style:name="P19" style:family="paragraph" style:parent-style-name="Preformatted_20_Text">
      <style:paragraph-properties fo:text-align="center" style:justify-single-word="false"/>
      <style:text-properties officeooo:paragraph-rsid="00119540"/>
    </style:style>
    <style:style style:name="P20" style:family="paragraph" style:parent-style-name="Preformatted_20_Text">
      <style:paragraph-properties fo:text-align="center" style:justify-single-word="false"/>
      <style:text-properties officeooo:paragraph-rsid="001741f4"/>
    </style:style>
    <style:style style:name="P21" style:family="paragraph" style:parent-style-name="Preformatted_20_Text">
      <style:paragraph-properties fo:text-align="center" style:justify-single-word="false"/>
      <style:text-properties officeooo:rsid="001639e2" officeooo:paragraph-rsid="001639e2"/>
    </style:style>
    <style:style style:name="P22" style:family="paragraph" style:parent-style-name="Preformatted_20_Text">
      <style:paragraph-properties fo:text-align="center" style:justify-single-word="false"/>
      <style:text-properties style:font-name="Liberation Serif1" fo:font-size="12pt" officeooo:rsid="001639e2" officeooo:paragraph-rsid="001639e2" style:font-size-asian="12pt" style:font-size-complex="12pt"/>
    </style:style>
    <style:style style:name="P23" style:family="paragraph" style:parent-style-name="Preformatted_20_Text">
      <style:paragraph-properties fo:text-align="center" style:justify-single-word="false"/>
      <style:text-properties fo:font-size="12pt" officeooo:rsid="001639e2" officeooo:paragraph-rsid="001639e2" style:font-size-asian="12pt" style:font-size-complex="12pt"/>
    </style:style>
    <style:style style:name="P24" style:family="paragraph" style:parent-style-name="Heading_20_3">
      <style:paragraph-properties fo:text-align="center" style:justify-single-word="false"/>
    </style:style>
    <style:style style:name="P25" style:family="paragraph" style:parent-style-name="Heading_20_2">
      <style:paragraph-properties fo:text-align="center" style:justify-single-word="false"/>
    </style:style>
    <style:style style:name="P26" style:family="paragraph" style:parent-style-name="Heading_20_2">
      <style:paragraph-properties fo:text-align="center" style:justify-single-word="false"/>
      <style:text-properties officeooo:rsid="001d4a8f" officeooo:paragraph-rsid="001d4a8f"/>
    </style:style>
    <style:style style:name="P27" style:family="paragraph" style:parent-style-name="Preformatted_20_Text">
      <style:paragraph-properties fo:margin-top="0cm" fo:margin-bottom="0.499cm" loext:contextual-spacing="false" fo:text-align="center" style:justify-single-word="false"/>
    </style:style>
    <style:style style:name="P28" style:family="paragraph" style:parent-style-name="Preformatted_20_Text">
      <style:paragraph-properties fo:margin-top="0cm" fo:margin-bottom="0.499cm" loext:contextual-spacing="false" fo:text-align="center" style:justify-single-word="false"/>
      <style:text-properties officeooo:paragraph-rsid="001639e2"/>
    </style:style>
    <style:style style:name="P29" style:family="paragraph" style:parent-style-name="Preformatted_20_Text">
      <style:paragraph-properties fo:margin-top="0cm" fo:margin-bottom="0.499cm" loext:contextual-spacing="false" fo:text-align="center" style:justify-single-word="false"/>
      <style:text-properties officeooo:paragraph-rsid="001741f4"/>
    </style:style>
    <style:style style:name="P30" style:family="paragraph" style:parent-style-name="Text_20_body">
      <style:paragraph-properties fo:text-align="center" style:justify-single-word="false"/>
      <style:text-properties officeooo:rsid="001639e2" officeooo:paragraph-rsid="001741f4"/>
    </style:style>
    <style:style style:name="T1" style:family="text">
      <style:text-properties officeooo:rsid="0011954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fo:font-weight="bold" officeooo:rsid="001741f4" style:font-style-asian="italic" style:font-weight-asian="bold" style:font-style-complex="italic" style:font-weight-complex="bold"/>
    </style:style>
    <style:style style:name="T4" style:family="text">
      <style:text-properties officeooo:rsid="0012b8b1"/>
    </style:style>
    <style:style style:name="T5" style:family="text">
      <style:text-properties officeooo:rsid="00140c5c"/>
    </style:style>
    <style:style style:name="T6" style:family="text">
      <style:text-properties fo:color="#ff0000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fo:color="#ff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fo:color="#ff0000" fo:font-size="12pt" fo:font-style="italic" fo:font-weight="bold" officeooo:rsid="00119540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fo:color="#ff0000" fo:font-size="12pt" fo:font-style="italic" fo:font-weight="bold" officeooo:rsid="00140c5c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color="#0000ff" style:font-name="Liberation Mono1" fo:font-size="9pt" officeooo:rsid="00119540" style:font-size-asian="9pt" style:font-size-complex="9pt"/>
    </style:style>
    <style:style style:name="T12" style:family="text">
      <style:text-properties fo:color="#0000ff" style:font-name="Liberation Mono1" fo:font-size="9pt" officeooo:rsid="00140c5c" style:font-size-asian="9pt" style:font-size-complex="9pt"/>
    </style:style>
    <style:style style:name="T13" style:family="text">
      <style:text-properties fo:color="#0000ff" style:font-name="Liberation Mono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4" style:family="text">
      <style:text-properties fo:color="#0000ff" style:font-name="Liberation Mono1" fo:font-size="12pt" fo:font-style="italic" fo:font-weight="bold" officeooo:rsid="00140c5c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fo:color="#0000ff" style:font-name="Liberation Mono1" fo:font-size="12pt" fo:font-weight="bold" officeooo:rsid="001741f4" style:font-size-asian="12pt" style:font-weight-asian="bold" style:font-size-complex="12pt" style:font-weight-complex="bold"/>
    </style:style>
    <style:style style:name="T16" style:family="text">
      <style:text-properties fo:color="#0000ff" style:font-name="Liberation Mono1" fo:font-size="12pt" fo:font-weight="bold" officeooo:rsid="001d4a8f" style:font-size-asian="12pt" style:font-weight-asian="bold" style:font-size-complex="12pt" style:font-weight-complex="bold"/>
    </style:style>
    <style:style style:name="T17" style:family="text">
      <style:text-properties officeooo:rsid="00143ed6"/>
    </style:style>
    <style:style style:name="T18" style:family="text">
      <style:text-properties fo:color="#3333ff" fo:font-style="italic" fo:font-weight="bold" officeooo:rsid="001741f4" style:font-style-asian="italic" style:font-weight-asian="bold" style:font-style-complex="italic" style:font-weight-complex="bold"/>
    </style:style>
    <style:style style:name="T19" style:family="text">
      <style:text-properties fo:color="#3333ff" fo:font-style="italic" fo:font-weight="bold" officeooo:rsid="001f37c2" style:font-style-asian="italic" style:font-weight-asian="bold" style:font-style-complex="italic" style:font-weight-complex="bold"/>
    </style:style>
    <style:style style:name="T20" style:family="text">
      <style:text-properties fo:color="#3333ff" fo:font-weight="bold" style:font-weight-asian="bold" style:font-weight-complex="bold"/>
    </style:style>
    <style:style style:name="T21" style:family="text">
      <style:text-properties fo:color="#c20cb9" fo:font-weight="bold"/>
    </style:style>
    <style:style style:name="T22" style:family="text">
      <style:text-properties fo:color="#660033"/>
    </style:style>
    <style:style style:name="T23" style:family="text">
      <style:text-properties fo:color="#007800"/>
    </style:style>
    <style:style style:name="T24" style:family="text">
      <style:text-properties style:font-name="Liberation Serif1" fo:font-size="12pt" fo:font-style="italic" fo:font-weight="bold" officeooo:rsid="001741f4" style:font-size-asian="12pt" style:font-style-asian="italic" style:font-weight-asian="bold" style:font-size-complex="12pt" style:font-style-complex="italic" style:font-weight-complex="bold"/>
    </style:style>
    <style:style style:name="T25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6" style:family="text">
      <style:text-properties fo:font-size="12pt" fo:font-style="italic" style:font-size-asian="12pt" style:font-style-asian="italic" style:font-size-complex="12pt" style:font-style-complex="italic"/>
    </style:style>
    <style:style style:name="T27" style:family="text">
      <style:text-properties fo:font-size="12pt" fo:font-style="italic" officeooo:rsid="001639e2" style:font-size-asian="12pt" style:font-style-asian="italic" style:font-size-complex="12pt" style:font-style-complex="italic"/>
    </style:style>
    <style:style style:name="T28" style:family="text">
      <style:text-properties fo:font-size="12pt" fo:font-style="italic" officeooo:rsid="00140c5c" style:font-size-asian="12pt" style:font-style-asian="italic" style:font-size-complex="12pt" style:font-style-complex="italic"/>
    </style:style>
    <style:style style:name="T29" style:family="text">
      <style:text-properties officeooo:rsid="0018e28a"/>
    </style:style>
    <style:style style:name="T30" style:family="text">
      <style:text-properties fo:color="#009900"/>
    </style:style>
    <style:style style:name="T31" style:family="text">
      <style:text-properties officeooo:rsid="001d4a8f"/>
    </style:style>
    <style:style style:name="T32" style:family="text">
      <style:text-properties officeooo:rsid="001f6a02"/>
    </style:style>
    <style:style style:name="T33" style:family="text">
      <style:text-properties officeooo:rsid="002186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SSHFS</text:h>
      <text:h text:style-name="P18" text:outline-level="1">Mount Remote File Systems Over SSH</text:h>
      <text:h text:style-name="P18" text:outline-level="1"/>
      <text:p text:style-name="P1">In <text:span text:style-name="T17">some</text:span> cases it can become <text:span text:style-name="T17">a bit </text:span>cumbersome to transfer files to and from a <text:span text:style-name="T1">server</text:span>. </text:p>
      <text:p text:style-name="P1">Imagine a usage scenario where you are <text:span text:style-name="T5">working</text:span> remotely and find yourself uploading a script <text:span text:style-name="T5">or files </text:span>repeatedly to your <text:span text:style-name="T5">remote</text:span> server to <text:span text:style-name="T17">either </text:span>test <text:span text:style-name="T5">or to publish</text:span>. </text:p>
      <text:p text:style-name="P1">This can become a hassle <text:span text:style-name="T5">or tiresome </text:span>in a very short period of time. </text:p>
      <text:p text:style-name="P1">Luckily there is a way to mount your <text:span text:style-name="T1">remote server</text:span> file system to your local computer so you can make changes on the fly and treat your <text:span text:style-name="T1">server’s file system</text:span> as <text:span text:style-name="T33">if it were </text:span>l<text:span text:style-name="T33">o</text:span>cal storage. </text:p>
      <text:p text:style-name="P2"/>
      <text:p text:style-name="P2"><text:s/><text:span text:style-name="T1">= = = = = = = = = = = = </text:span><text:s/></text:p>
      <text:h text:style-name="P25" text:outline-level="2"><text:bookmark text:name="installing-sshfs"/>Installing SSHFS</text:h>
      <text:h text:style-name="P24" text:outline-level="3"><text:bookmark text:name="on-ubuntu-debian"/>On Ubuntu/Debian</text:h>
      <text:p text:style-name="P13"/>
      <text:p text:style-name="P27"><text:span text:style-name="Source_20_Text"><text:span text:style-name="T26">sudo apt-get install sshfs</text:span></text:span></text:p>
      <text:p text:style-name="P28"><text:span text:style-name="Source_20_Text"><text:span text:style-name="T26">sudo apt-get install </text:span></text:span><text:span text:style-name="Source_20_Text"><text:span text:style-name="T27">fuse</text:span></text:span></text:p>
      <text:p text:style-name="P13"/>
      <text:p text:style-name="P2"><text:span text:style-name="T1">= = = = = = = = = = = = </text:span><text:s/></text:p>
      <text:h text:style-name="P25" text:outline-level="2">Preparation</text:h>
      <text:p text:style-name="P9">You will only need to do this <text:span text:style-name="T29">part </text:span>the first time you use it:-</text:p>
      <text:p text:style-name="P9"/>
      <text:p text:style-name="P9">When you install fuse, a group should be created on your system. </text:p>
      <text:p text:style-name="P9">If this isn’t the case, enter this command</text:p>
      <text:p text:style-name="P23"><text:span text:style-name="T21">sudo</text:span> groupadd fuse</text:p>
      <text:p text:style-name="P21"/>
      <text:p text:style-name="P21"/>
      <text:p text:style-name="P21"><text:soft-page-break/></text:p>
      <text:p text:style-name="P22">After the group has been added, add your user to it</text:p>
      <text:p text:style-name="P21"/>
      <text:p text:style-name="P23"><text:span text:style-name="T21">sudo</text:span> gpasswd <text:span text:style-name="T22">-a</text:span> <text:span text:style-name="T6">"</text:span><text:span text:style-name="T23">$USER</text:span><text:span text:style-name="T6">"</text:span> fuse</text:p>
      <text:p text:style-name="P21"/>
      <text:p text:style-name="P10">Don’t worry about <text:span text:style-name="Source_20_Text"><text:span text:style-name="T30">$USER</text:span></text:span> in the command above. The shell will replace it with your own username automatically. </text:p>
      <text:p text:style-name="P10">Now that the group stuff is taken care of, it’s time to create the folder where the the remote files will mount to</text:p>
      <text:p text:style-name="P3"/>
      <text:p text:style-name="P2">To start we will need to create a <text:span text:style-name="T2">local</text:span> directory in which to mount the <text:span text:style-name="T1">remote</text:span> file system.</text:p>
      <text:p text:style-name="P19"><text:span text:style-name="Source_20_Text"/></text:p>
      <text:p text:style-name="P19"><text:span text:style-name="Source_20_Text"/></text:p>
      <text:p text:style-name="P19"><text:span text:style-name="Source_20_Text"><text:span text:style-name="T24">For Example:-</text:span></text:span><text:span text:style-name="Source_20_Text"><text:span text:style-name="T3"> </text:span></text:span><text:span text:style-name="Source_20_Text"><text:span text:style-name="T25">mkdir </text:span></text:span><text:span text:style-name="Source_20_Text"><text:span text:style-name="T8">/mnt/</text:span></text:span><text:span text:style-name="Source_20_Text"><text:span text:style-name="T9">remote-server-</text:span></text:span><text:span text:style-name="Source_20_Text"><text:span text:style-name="T10">name</text:span></text:span></text:p>
      <text:p text:style-name="P2"/>
      <text:p text:style-name="P14"><text:span text:style-name="Source_20_Text"><text:span text:style-name="T13">mkdir</text:span></text:span><text:span text:style-name="T13">/home/aidan/mnt/</text:span><text:span text:style-name="T14">s1604</text:span></text:p>
      <text:p text:style-name="P15"><text:span text:style-name="T28">o</text:span><text:span text:style-name="T26">r</text:span></text:p>
      <text:p text:style-name="P17">mkdir mnt</text:p>
      <text:p text:style-name="P17">cd mnt</text:p>
      <text:p text:style-name="P17">mkdir s1604</text:p>
      <text:p text:style-name="P16">or, just use your gui file manager ie. Nautillus or Caja or Dophin</text:p>
      <text:p text:style-name="P16">========== <text:s text:c="2"/>========== <text:s text:c="2"/>==========</text:p>
      <text:h text:style-name="P26" text:outline-level="2">Mounting the Remote File System</text:h>
      <text:p text:style-name="P16"/>
      <text:p text:style-name="P2"><text:span text:style-name="T4">M</text:span>ount the <text:span text:style-name="T31">remote </text:span>file system locally with the following command</text:p>
      <text:p text:style-name="P11">For Example sshfs -o idmap=user <text:a xlink:type="simple" xlink:href="mailto:username@remote-IP-Addr" text:style-name="Internet_20_link" text:visited-style-name="Visited_20_Internet_20_Link">username@remote-IP-Addr</text:a>: <text:s/>~/<text:span text:style-name="T32">local</text:span>/<text:span text:style-name="T32">directory/for/mount</text:span></text:p>
      <text:p text:style-name="P2"/>
      <text:p text:style-name="P20"><text:span text:style-name="Source_20_Text"><text:span text:style-name="T15">sshfs -o idmap=user aidan@192.168.1.1</text:span></text:span><text:span text:style-name="Source_20_Text"><text:span text:style-name="T16">31</text:span></text:span><text:span text:style-name="Source_20_Text"><text:span text:style-name="T15">: ~/mnt/s1604</text:span></text:span></text:p>
      <text:p text:style-name="P2"/>
      <text:p text:style-name="P11">Alternatively, you can if you wish, use your SSH Keys to authenticate access.</text:p>
      <text:p text:style-name="P11">Just replace the <text:span text:style-name="Source_20_Text"><text:span text:style-name="T20">sshfs -o idmap=user</text:span></text:span> part of the command above with</text:p>
      <text:p text:style-name="P11"><text:s/><text:span text:style-name="Source_20_Text"><text:span text:style-name="T20">sshfs -o</text:span></text:span><text:span text:style-name="Source_20_Text"> </text:span><text:span text:style-name="Source_20_Text"><text:span text:style-name="T7">IdentityFile=~/.ssh/keyfile</text:span></text:span>, and you’ll be good to go.</text:p>
      <text:p text:style-name="P11"/>
      <text:p text:style-name="P11"><text:soft-page-break/></text:p>
      <text:p text:style-name="P10"><text:span text:style-name="T1">= = = = = = = = = = = = </text:span><text:s text:c="2"/><text:span text:style-name="T1">= = = = = = = = = = = = </text:span><text:s/></text:p>
      <text:p text:style-name="P10"/>
      <text:p text:style-name="P10"/>
      <text:p text:style-name="P7">Now you can work with files on your server as if it were a physical device attached to your local machine. </text:p>
      <text:p text:style-name="P8">For instance, if you move to the /<text:span text:style-name="Source_20_Text"><text:span text:style-name="T11">mnt/</text:span></text:span><text:span text:style-name="Source_20_Text"><text:span text:style-name="T12">s1604</text:span></text:span> directory on your local machine you can create a file locally and the file will appear on your server. </text:p>
      <text:p text:style-name="P12">You can edit files on the server on the fly……..</text:p>
      <text:p text:style-name="P12">You can use both the terminal and/or your gui file manager.</text:p>
      <text:p text:style-name="P8">Likewise you can copy files into the /<text:span text:style-name="Source_20_Text"><text:span text:style-name="T11">mnt/</text:span></text:span><text:span text:style-name="Source_20_Text"><text:span text:style-name="T12">s1604</text:span></text:span> folder and they will be uploaded to your <text:span text:style-name="T17">server</text:span> in the background.</text:p>
      <text:p text:style-name="P5"><text:span text:style-name="T29">N</text:span>ote <text:span text:style-name="T29">however </text:span>that this process provides only a temporary mount point to your <text:span text:style-name="T17">server</text:span>. </text:p>
      <text:p text:style-name="P5">If the server or local machine is powered off or restarted, you will need to use the same process to mount it again. </text:p>
      <text:p text:style-name="P7"/>
      <text:p text:style-name="P6"><text:span text:style-name="T1">= = = = = = = = = = = = </text:span><text:s text:c="2"/><text:span text:style-name="T1">= = = = = = = = = = = = </text:span><text:s/></text:p>
      <text:p text:style-name="P6"/>
      <text:p text:style-name="P6"/>
      <text:p text:style-name="P6">When you no longer need the mount you can simply unmount it with the command</text:p>
      <text:p text:style-name="P6"/>
      <text:p text:style-name="P29"><text:span text:style-name="Source_20_Text"><text:span text:style-name="T18">sudo umount /</text:span></text:span><text:span text:style-name="Source_20_Text"><text:span text:style-name="T19">home/aidan/mnt/</text:span></text:span><text:span text:style-name="Source_20_Text"><text:span text:style-name="T18">s1604</text:span></text:span></text:p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1" svg:font-family="'Liberation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21:49:44.259296513</meta:creation-date>
    <dc:date>2017-04-08T18:46:44.153682802</dc:date>
    <meta:editing-duration>PT1H1M50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3" meta:paragraph-count="48" meta:word-count="532" meta:character-count="2795" meta:non-whitespace-character-count="2282"/>
  </office:meta>
</office:document-meta>
</file>